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 svg:panose-1="0 0 0 0 0 0 0 0 0 0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text:style-name="WW_CharLFO18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text:style-name="WW_CharLFO19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start" fo:margin-right="-0.5625in"/>
    </style:style>
    <style:style style:name="T27" style:parent-style-name="DefaultParagraphFont" style:family="text">
      <style:text-properties style:font-name="Century Gothic" fo:font-size="7pt" style:font-size-asian="7pt" style:font-size-complex="7pt"/>
    </style:style>
    <style:style style:name="T28" style:parent-style-name="DefaultParagraphFont" style:family="text">
      <style:text-properties style:font-name="Century Gothic" style:text-position="super 64.2%" fo:font-size="7pt" style:font-size-asian="7pt" style:font-size-complex="7pt"/>
    </style:style>
    <style:style style:name="T29" style:parent-style-name="DefaultParagraphFont" style:family="text">
      <style:text-properties style:font-name="Century Gothic" fo:font-size="7pt" style:font-size-asian="7pt" style:font-size-complex="7pt"/>
    </style:style>
    <style:style style:name="T30" style:parent-style-name="DefaultParagraphFont" style:family="text">
      <style:text-properties style:font-name="Century Gothic" style:text-position="super 64.2%" fo:font-size="7pt" style:font-size-asian="7pt" style:font-size-complex="7pt"/>
    </style:style>
    <style:style style:name="T31" style:parent-style-name="DefaultParagraphFont" style:family="text">
      <style:text-properties style:font-name="Century Gothic" fo:font-size="7pt" style:font-size-asian="7pt" style:font-size-complex="7pt"/>
    </style:style>
    <style:style style:name="T32" style:parent-style-name="DefaultParagraphFont" style:family="text">
      <style:text-properties style:font-name="Century Gothic" style:text-position="super 64.2%" fo:font-size="7pt" style:font-size-asian="7pt" style:font-size-complex="7pt"/>
    </style:style>
    <style:style style:name="T33" style:parent-style-name="DefaultParagraphFont" style:family="text">
      <style:text-properties style:font-name="Century Gothic" fo:font-size="7pt" style:font-size-asian="7pt" style:font-size-complex="7pt"/>
    </style:style>
    <style:style style:name="P34" style:parent-style-name="Normal" style:family="paragraph">
      <style:paragraph-properties fo:text-align="start" fo:margin-right="-0.5625in"/>
    </style:style>
    <style:style style:name="T35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7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38" style:parent-style-name="ListParagraph" style:list-style-name="LFO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39" style:parent-style-name="ListParagraph" style:list-style-name="LFO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0" style:parent-style-name="ListParagraph" style:list-style-name="LFO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1" style:parent-style-name="ListParagraph" style:list-style-name="LFO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2" style:parent-style-name="ListParagraph" style:list-style-name="LFO1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3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44" style:parent-style-name="ListParagraph" style:list-style-name="LFO2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5" style:parent-style-name="ListParagraph" style:list-style-name="LFO2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6" style:parent-style-name="ListParagraph" style:list-style-name="LFO2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7" style:parent-style-name="ListParagraph" style:list-style-name="LFO2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8" style:parent-style-name="ListParagraph" style:list-style-name="LFO2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49" style:parent-style-name="ListParagraph" style:list-style-name="LFO2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0" style:parent-style-name="ListParagraph" style:list-style-name="LFO2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1" style:parent-style-name="Normal" style:family="paragraph">
      <style:paragraph-properties fo:text-align="start" fo:margin-right="-0.5625in"/>
    </style:style>
    <style:style style:name="T52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53" style:parent-style-name="ListParagraph" style:list-style-name="LFO3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4" style:parent-style-name="ListParagraph" style:list-style-name="LFO3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5" style:parent-style-name="ListParagraph" style:list-style-name="LFO3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6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57" style:parent-style-name="ListParagraph" style:list-style-name="LFO4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8" style:parent-style-name="ListParagraph" style:list-style-name="LFO4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59" style:parent-style-name="ListParagraph" style:list-style-name="LFO4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0" style:parent-style-name="ListParagraph" style:list-style-name="LFO4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1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62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3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4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5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6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7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8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69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0" style:parent-style-name="ListParagraph" style:list-style-name="LFO5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1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72" style:parent-style-name="ListParagraph" style:list-style-name="LFO6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3" style:parent-style-name="ListParagraph" style:list-style-name="LFO6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4" style:parent-style-name="ListParagraph" style:list-style-name="LFO6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5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76" style:parent-style-name="ListParagraph" style:list-style-name="LFO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7" style:parent-style-name="ListParagraph" style:list-style-name="LFO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8" style:parent-style-name="ListParagraph" style:list-style-name="LFO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79" style:parent-style-name="ListParagraph" style:list-style-name="LFO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80" style:parent-style-name="ListParagraph" style:list-style-name="LFO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81" style:parent-style-name="ListParagraph" style:list-style-name="LFO7" style:family="paragraph">
      <style:paragraph-properties fo:text-align="start" fo:margin-right="-0.5625in"/>
      <style:text-properties style:font-name="Century Gothic" fo:font-size="7pt" style:font-size-asian="7pt" style:font-size-complex="7pt"/>
    </style:style>
    <style:style style:name="P82" style:parent-style-name="Normal" style:family="paragraph">
      <style:paragraph-properties fo:text-align="start" fo:margin-left="0.25in" fo:margin-right="-0.5625in">
        <style:tab-stops/>
      </style:paragraph-properties>
      <style:text-properties style:font-name="Century Gothic" fo:font-size="7pt" style:font-size-asian="7pt" style:font-size-complex="7pt"/>
    </style:style>
    <style:style style:name="P83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84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85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86" style:parent-style-name="Normal" style:family="paragraph">
      <style:paragraph-properties fo:text-align="start" fo:margin-right="-0.5625in"/>
    </style:style>
    <style:style style:name="T87" style:parent-style-name="DefaultParagraphFont" style:family="text">
      <style:text-properties style:font-name="Century Gothic" fo:font-size="8pt" style:font-size-asian="8pt" style:font-size-complex="8pt"/>
    </style:style>
    <style:style style:name="T88" style:parent-style-name="DefaultParagraphFont" style:family="text">
      <style:text-properties style:font-name="Century Gothic" style:text-position="super 62.5%" fo:font-size="8pt" style:font-size-asian="8pt" style:font-size-complex="8pt"/>
    </style:style>
    <style:style style:name="T89" style:parent-style-name="DefaultParagraphFont" style:family="text">
      <style:text-properties style:font-name="Century Gothic" fo:font-size="8pt" style:font-size-asian="8pt" style:font-size-complex="8pt"/>
    </style:style>
    <style:style style:name="T90" style:parent-style-name="DefaultParagraphFont" style:family="text">
      <style:text-properties style:font-name="Century Gothic" style:text-position="super 62.5%" fo:font-size="8pt" style:font-size-asian="8pt" style:font-size-complex="8pt"/>
    </style:style>
    <style:style style:name="T91" style:parent-style-name="DefaultParagraphFont" style:family="text">
      <style:text-properties style:font-name="Century Gothic" fo:font-size="8pt" style:font-size-asian="8pt" style:font-size-complex="8pt"/>
    </style:style>
    <style:style style:name="T92" style:parent-style-name="DefaultParagraphFont" style:family="text">
      <style:text-properties style:font-name="Century Gothic" style:text-position="super 62.5%" fo:font-size="8pt" style:font-size-asian="8pt" style:font-size-complex="8pt"/>
    </style:style>
    <style:style style:name="T93" style:parent-style-name="DefaultParagraphFont" style:family="text">
      <style:text-properties style:font-name="Century Gothic" fo:font-size="8pt" style:font-size-asian="8pt" style:font-size-complex="8pt"/>
    </style:style>
    <style:style style:name="P94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96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97" style:parent-style-name="ListParagraph" style:list-style-name="LFO8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98" style:parent-style-name="ListParagraph" style:list-style-name="LFO8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99" style:parent-style-name="ListParagraph" style:list-style-name="LFO8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100" style:parent-style-name="ListParagraph" style:list-style-name="LFO8" style:family="paragraph">
      <style:paragraph-properties fo:text-align="start" fo:margin-left="0.125in" fo:margin-right="-0.5625in" fo:text-indent="0.125in">
        <style:tab-stops/>
      </style:paragraph-properties>
      <style:text-properties style:font-name="Century Gothic" fo:font-size="8pt" style:font-size-asian="8pt" style:font-size-complex="8pt"/>
    </style:style>
    <style:style style:name="P101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02" style:parent-style-name="ListParagraph" style:list-style-name="LFO9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03" style:parent-style-name="ListParagraph" style:list-style-name="LFO9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04" style:parent-style-name="ListParagraph" style:list-style-name="LFO9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05" style:parent-style-name="ListParagraph" style:list-style-name="LFO9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06" style:parent-style-name="ListParagraph" style:list-style-name="LFO9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07" style:parent-style-name="ListParagraph" style:list-style-name="LFO9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08" style:parent-style-name="ListParagraph" style:list-style-name="LFO9" style:family="paragraph">
      <style:paragraph-properties fo:text-align="start" fo:margin-left="0.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09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10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1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2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3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4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5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6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7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8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19" style:parent-style-name="ListParagraph" style:list-style-name="LFO10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21" style:parent-style-name="ListParagraph" style:list-style-name="LFO11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2" style:parent-style-name="ListParagraph" style:list-style-name="LFO11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3" style:parent-style-name="ListParagraph" style:list-style-name="LFO11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4" style:parent-style-name="ListParagraph" style:list-style-name="LFO11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5" style:parent-style-name="ListParagraph" style:list-style-name="LFO11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6" style:parent-style-name="ListParagraph" style:list-style-name="LFO11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7" style:parent-style-name="ListParagraph" style:list-style-name="LFO11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28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29" style:parent-style-name="ListParagraph" style:list-style-name="LFO1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0" style:parent-style-name="ListParagraph" style:list-style-name="LFO1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1" style:parent-style-name="ListParagraph" style:list-style-name="LFO1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2" style:parent-style-name="ListParagraph" style:list-style-name="LFO1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3" style:parent-style-name="ListParagraph" style:list-style-name="LFO1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4" style:parent-style-name="ListParagraph" style:list-style-name="LFO12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5" style:parent-style-name="Normal" style:family="paragraph">
      <style:paragraph-properties fo:margin-left="0.2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36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37" style:parent-style-name="ListParagraph" style:family="paragraph">
      <style:paragraph-properties fo:text-align="start" fo:margin-left="0.7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38" style:parent-style-name="Normal" style:family="paragraph">
      <style:paragraph-properties fo:text-align="start" fo:margin-left="0.2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39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40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1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42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43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44" style:parent-style-name="ListParagraph" style:list-style-name="LFO13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45" style:parent-style-name="ListParagraph" style:list-style-name="LFO13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46" style:parent-style-name="ListParagraph" style:list-style-name="LFO13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47" style:parent-style-name="ListParagraph" style:list-style-name="LFO13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48" style:parent-style-name="ListParagraph" style:list-style-name="LFO13" style:family="paragraph">
      <style:paragraph-properties fo:text-align="start" fo:margin-left="0.5625in" fo:margin-right="-0.5625in" fo:text-indent="-0.3125in">
        <style:tab-stops>
          <style:tab-stop style:type="left" style:position="0.125in"/>
        </style:tab-stops>
      </style:paragraph-properties>
      <style:text-properties style:font-name="Century Gothic" fo:font-size="8pt" style:font-size-asian="8pt" style:font-size-complex="8pt"/>
    </style:style>
    <style:style style:name="P149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50" style:parent-style-name="ListParagraph" style:list-style-name="LFO14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51" style:parent-style-name="ListParagraph" style:list-style-name="LFO14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52" style:parent-style-name="ListParagraph" style:list-style-name="LFO14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53" style:parent-style-name="ListParagraph" style:list-style-name="LFO14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54" style:parent-style-name="ListParagraph" style:list-style-name="LFO14" style:family="paragraph">
      <style:paragraph-properties fo:text-align="start" fo:margin-left="0.5625in" fo:margin-right="-0.5625in" fo:text-indent="-0.3125in">
        <style:tab-stops/>
      </style:paragraph-properties>
      <style:text-properties style:font-name="Century Gothic" fo:font-size="8pt" style:font-size-asian="8pt" style:font-size-complex="8pt"/>
    </style:style>
    <style:style style:name="P155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56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7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8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59" style:parent-style-name="ListParagraph" style:list-style-name="LFO15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61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2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3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4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5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6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7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8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69" style:parent-style-name="ListParagraph" style:list-style-name="LFO16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71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2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3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4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5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6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7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8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79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80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81" style:parent-style-name="ListParagraph" style:list-style-name="LFO17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82" style:parent-style-name="Normal" style:family="paragraph">
      <style:paragraph-properties fo:text-align="start" fo:margin-left="0.2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83" style:parent-style-name="ListParagraph" style:family="paragraph">
      <style:paragraph-properties fo:text-align="start" fo:margin-left="0.75in" fo:margin-right="-0.5625in">
        <style:tab-stops/>
      </style:paragraph-properties>
      <style:text-properties style:font-name="Century Gothic" fo:font-size="8pt" style:font-size-asian="8pt" style:font-size-complex="8pt"/>
    </style:style>
    <style:style style:name="P184" style:parent-style-name="ListParagraph" style:family="paragraph">
      <style:paragraph-properties fo:text-align="start" fo:margin-left="0.125in" fo:margin-right="-0.5625in">
        <style:tab-stops>
          <style:tab-stop style:type="left" style:position="1.062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185" style:parent-style-name="ListParagraph" style:family="paragraph">
      <style:paragraph-properties fo:text-align="start" fo:margin-left="0.125in" fo:margin-right="-0.5625in">
        <style:tab-stops>
          <style:tab-stop style:type="left" style:position="1.062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186" style:parent-style-name="ListParagraph" style:family="paragraph">
      <style:paragraph-properties fo:text-align="start" fo:margin-left="0.125in" fo:margin-right="-0.5625in">
        <style:tab-stops>
          <style:tab-stop style:type="left" style:position="1.062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187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88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89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90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91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192" style:parent-style-name="Normal" style:family="paragraph">
      <style:paragraph-properties fo:text-align="start" fo:margin-right="-0.5625in"/>
    </style:style>
    <style:style style:name="T193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94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5" style:parent-style-name="DefaultParagraphFont" style:family="text">
      <style:text-properties style:font-name="Century Gothic" fo:font-size="8pt" style:font-size-asian="8pt" style:font-size-complex="8pt"/>
    </style:style>
    <style:style style:name="P196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7" style:parent-style-name="DefaultParagraphFont" style:family="text">
      <style:text-properties style:font-name="Century Gothic" fo:font-size="8pt" style:font-size-asian="8pt" style:font-size-complex="8pt"/>
    </style:style>
    <style:style style:name="P198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199" style:parent-style-name="DefaultParagraphFont" style:family="text">
      <style:text-properties style:font-name="Century Gothic" fo:font-size="8pt" style:font-size-asian="8pt" style:font-size-complex="8pt"/>
    </style:style>
    <style:style style:name="P200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1" style:parent-style-name="DefaultParagraphFont" style:family="text">
      <style:text-properties style:font-name="Century Gothic" fo:font-size="8pt" style:font-size-asian="8pt" style:font-size-complex="8pt"/>
    </style:style>
    <style:style style:name="T202" style:parent-style-name="DefaultParagraphFont" style:family="text">
      <style:text-properties style:font-name="Century Gothic" fo:font-size="8pt" style:font-size-asian="8pt" style:font-size-complex="8pt"/>
    </style:style>
    <style:style style:name="P203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4" style:parent-style-name="DefaultParagraphFont" style:family="text">
      <style:text-properties style:font-name="Century Gothic" fo:font-size="8pt" style:font-size-asian="8pt" style:font-size-complex="8pt"/>
    </style:style>
    <style:style style:name="P205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6" style:parent-style-name="DefaultParagraphFont" style:family="text">
      <style:text-properties style:font-name="Century Gothic" fo:font-size="8pt" style:font-size-asian="8pt" style:font-size-complex="8pt"/>
    </style:style>
    <style:style style:name="P207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08" style:parent-style-name="DefaultParagraphFont" style:family="text">
      <style:text-properties style:font-name="Century Gothic" fo:font-size="8pt" style:font-size-asian="8pt" style:font-size-complex="8pt"/>
    </style:style>
    <style:style style:name="P209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0" style:parent-style-name="DefaultParagraphFont" style:family="text">
      <style:text-properties style:font-name="Century Gothic" fo:font-size="8pt" style:font-size-asian="8pt" style:font-size-complex="8pt"/>
    </style:style>
    <style:style style:name="P211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2" style:parent-style-name="DefaultParagraphFont" style:family="text">
      <style:text-properties style:font-name="Century Gothic" fo:font-size="8pt" style:font-size-asian="8pt" style:font-size-complex="8pt"/>
    </style:style>
    <style:style style:name="T213" style:parent-style-name="DefaultParagraphFont" style:family="text">
      <style:text-properties style:font-name="Century Gothic" fo:font-size="8pt" style:font-size-asian="8pt" style:font-size-complex="8pt"/>
    </style:style>
    <style:style style:name="P214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5" style:parent-style-name="DefaultParagraphFont" style:family="text">
      <style:text-properties style:font-name="Century Gothic" fo:font-size="8pt" style:font-size-asian="8pt" style:font-size-complex="8pt"/>
    </style:style>
    <style:style style:name="P216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7" style:parent-style-name="DefaultParagraphFont" style:family="text">
      <style:text-properties style:font-name="Century Gothic" fo:font-size="8pt" style:font-size-asian="8pt" style:font-size-complex="8pt"/>
    </style:style>
    <style:style style:name="P218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19" style:parent-style-name="DefaultParagraphFont" style:family="text">
      <style:text-properties style:font-name="Century Gothic" fo:font-size="8pt" style:font-size-asian="8pt" style:font-size-complex="8pt"/>
    </style:style>
    <style:style style:name="P220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1" style:parent-style-name="DefaultParagraphFont" style:family="text">
      <style:text-properties style:font-name="Century Gothic" fo:font-size="8pt" style:font-size-asian="8pt" style:font-size-complex="8pt"/>
    </style:style>
    <style:style style:name="P222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3" style:parent-style-name="DefaultParagraphFont" style:family="text">
      <style:text-properties style:font-name="Century Gothic" fo:font-size="8pt" style:font-size-asian="8pt" style:font-size-complex="8pt"/>
    </style:style>
    <style:style style:name="P224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5" style:parent-style-name="DefaultParagraphFont" style:family="text">
      <style:text-properties style:font-name="Century Gothic" fo:font-size="8pt" style:font-size-asian="8pt" style:font-size-complex="8pt"/>
    </style:style>
    <style:style style:name="P226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7" style:parent-style-name="DefaultParagraphFont" style:family="text">
      <style:text-properties style:font-name="Century Gothic" fo:font-size="8pt" style:font-size-asian="8pt" style:font-size-complex="8pt"/>
    </style:style>
    <style:style style:name="P228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29" style:parent-style-name="DefaultParagraphFont" style:family="text">
      <style:text-properties style:font-name="Century Gothic" fo:font-size="8pt" style:font-size-asian="8pt" style:font-size-complex="8pt"/>
    </style:style>
    <style:style style:name="P230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31" style:parent-style-name="DefaultParagraphFont" style:family="text">
      <style:text-properties style:font-name="Century Gothic" fo:font-size="8pt" style:font-size-asian="8pt" style:font-size-complex="8pt"/>
    </style:style>
    <style:style style:name="P232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33" style:parent-style-name="DefaultParagraphFont" style:family="text">
      <style:text-properties style:font-name="Century Gothic" fo:font-size="8pt" style:font-size-asian="8pt" style:font-size-complex="8pt"/>
    </style:style>
    <style:style style:name="P234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35" style:parent-style-name="DefaultParagraphFont" style:family="text">
      <style:text-properties style:font-name="Century Gothic" fo:font-size="8pt" style:font-size-asian="8pt" style:font-size-complex="8pt"/>
    </style:style>
    <style:style style:name="P236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37" style:parent-style-name="DefaultParagraphFont" style:family="text">
      <style:text-properties style:font-name="Century Gothic" fo:font-size="8pt" style:font-size-asian="8pt" style:font-size-complex="8pt"/>
    </style:style>
    <style:style style:name="P238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39" style:parent-style-name="DefaultParagraphFont" style:family="text">
      <style:text-properties style:font-name="Century Gothic" fo:font-size="8pt" style:font-size-asian="8pt" style:font-size-complex="8pt"/>
    </style:style>
    <style:style style:name="T240" style:parent-style-name="DefaultParagraphFont" style:family="text">
      <style:text-properties style:font-name="Century Gothic" fo:font-size="8pt" style:font-size-asian="8pt" style:font-size-complex="8pt"/>
    </style:style>
    <style:style style:name="P241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42" style:parent-style-name="DefaultParagraphFont" style:family="text">
      <style:text-properties style:font-name="Century Gothic" fo:font-size="8pt" style:font-size-asian="8pt" style:font-size-complex="8pt"/>
    </style:style>
    <style:style style:name="P243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44" style:parent-style-name="DefaultParagraphFont" style:family="text">
      <style:text-properties style:font-name="Century Gothic" fo:font-size="8pt" style:font-size-asian="8pt" style:font-size-complex="8pt"/>
    </style:style>
    <style:style style:name="P245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46" style:parent-style-name="DefaultParagraphFont" style:family="text">
      <style:text-properties style:font-name="Century Gothic" fo:font-size="8pt" style:font-size-asian="8pt" style:font-size-complex="8pt"/>
    </style:style>
    <style:style style:name="P247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48" style:parent-style-name="DefaultParagraphFont" style:family="text">
      <style:text-properties style:font-name="Century Gothic" fo:font-size="8pt" style:font-size-asian="8pt" style:font-size-complex="8pt"/>
    </style:style>
    <style:style style:name="P249" style:parent-style-name="ListParagraph" style:list-style-name="LFO18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50" style:parent-style-name="DefaultParagraphFont" style:family="text">
      <style:text-properties style:font-name="Century Gothic" fo:font-size="8pt" style:font-size-asian="8pt" style:font-size-complex="8pt"/>
    </style:style>
    <style:style style:name="P251" style:parent-style-name="Normal" style:family="paragraph">
      <style:paragraph-properties fo:text-align="start" fo:margin-right="-0.5625in">
        <style:tab-stops>
          <style:tab-stop style:type="left" style:position="0.75in"/>
        </style:tab-stops>
      </style:paragraph-properties>
      <style:text-properties style:font-name="Century Gothic" fo:font-size="8pt" style:font-size-asian="8pt" style:font-size-complex="8pt"/>
    </style:style>
    <style:style style:name="P252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53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54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55" style:parent-style-name="ListParagraph" style:family="paragraph">
      <style:paragraph-properties fo:text-align="start" fo:margin-left="0.3125in" fo:margin-right="-0.5625in">
        <style:tab-stops>
          <style:tab-stop style:type="left" style:position="0.4375in"/>
        </style:tab-stops>
      </style:paragraph-properties>
      <style:text-properties style:font-name="Century Gothic" fo:font-size="22pt" style:font-size-asian="22pt" style:font-size-complex="22pt" style:text-underline-type="single" style:text-underline-style="solid" style:text-underline-width="auto" style:text-underline-mode="continuous"/>
    </style:style>
    <style:style style:name="P256" style:parent-style-name="Normal" style:family="paragraph">
      <style:paragraph-properties fo:text-align="start" fo:margin-right="-0.5625in">
        <style:tab-stops>
          <style:tab-stop style:type="left" style:position="1.1875in"/>
        </style:tab-stops>
      </style:paragraph-properties>
      <style:text-properties style:font-name="Century Gothic" fo:font-size="16pt" style:font-size-asian="16pt" style:font-size-complex="16pt" style:text-underline-type="single" style:text-underline-style="solid" style:text-underline-width="auto" style:text-underline-mode="continuous"/>
    </style:style>
    <style:style style:name="P257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58" style:parent-style-name="Normal" style:family="paragraph">
      <style:paragraph-properties fo:text-align="start" fo:margin-right="-0.5625in"/>
      <style:text-properties style:font-name="Century Gothic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259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260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261" style:parent-style-name="Normal" style:family="paragraph">
      <style:paragraph-properties fo:text-align="start" fo:margin-right="-0.5625in"/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62" style:parent-style-name="Normal" style:family="paragraph">
      <style:paragraph-properties fo:text-align="start" fo:margin-right="-0.5625in"/>
      <style:text-properties style:font-name="Century Gothic" fo:font-size="8pt" style:font-size-asian="8pt" style:font-size-complex="8pt"/>
    </style:style>
    <style:style style:name="P263" style:parent-style-name="Normal" style:family="paragraph">
      <style:paragraph-properties fo:text-align="start" fo:margin-right="-0.5625in"/>
    </style:style>
    <style:style style:name="T264" style:parent-style-name="DefaultParagraphFont" style:family="text">
      <style:text-properties style:font-name="Century Gothic" fo:font-style="italic" style:font-style-asian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265" style:parent-style-name="ListParagraph" style:list-style-name="LFO19" style:family="paragraph">
      <style:paragraph-properties fo:text-align="start" fo:margin-left="0.8125in" fo:margin-right="-0.5625in">
        <style:tab-stops>
          <style:tab-stop style:type="left" style:position="0.3125in"/>
        </style:tab-stops>
      </style:paragraph-properties>
    </style:style>
    <style:style style:name="T266" style:parent-style-name="DefaultParagraphFont" style:family="text">
      <style:text-properties style:font-name="Century Gothic" fo:font-size="8pt" style:font-size-asian="8pt" style:font-size-complex="8pt"/>
    </style:style>
    <style:style style:name="P267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68" style:parent-style-name="DefaultParagraphFont" style:family="text">
      <style:text-properties style:font-name="Century Gothic" fo:font-size="8pt" style:font-size-asian="8pt" style:font-size-complex="8pt"/>
    </style:style>
    <style:style style:name="P269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0" style:parent-style-name="DefaultParagraphFont" style:family="text">
      <style:text-properties style:font-name="Century Gothic" fo:font-size="8pt" style:font-size-asian="8pt" style:font-size-complex="8pt"/>
    </style:style>
    <style:style style:name="T271" style:parent-style-name="DefaultParagraphFont" style:family="text">
      <style:text-properties style:font-name="Century Gothic" fo:font-size="8pt" style:font-size-asian="8pt" style:font-size-complex="8pt"/>
    </style:style>
    <style:style style:name="P272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3" style:parent-style-name="DefaultParagraphFont" style:family="text">
      <style:text-properties style:font-name="Century Gothic" fo:font-size="8pt" style:font-size-asian="8pt" style:font-size-complex="8pt"/>
    </style:style>
    <style:style style:name="P274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5" style:parent-style-name="DefaultParagraphFont" style:family="text">
      <style:text-properties style:font-name="Century Gothic" fo:font-size="8pt" style:font-size-asian="8pt" style:font-size-complex="8pt"/>
    </style:style>
    <style:style style:name="P276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7" style:parent-style-name="DefaultParagraphFont" style:family="text">
      <style:text-properties style:font-name="Century Gothic" fo:font-size="8pt" style:font-size-asian="8pt" style:font-size-complex="8pt"/>
    </style:style>
    <style:style style:name="P278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79" style:parent-style-name="DefaultParagraphFont" style:family="text">
      <style:text-properties style:font-name="Century Gothic" fo:font-size="8pt" style:font-size-asian="8pt" style:font-size-complex="8pt"/>
    </style:style>
    <style:style style:name="P280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1" style:parent-style-name="DefaultParagraphFont" style:family="text">
      <style:text-properties style:font-name="Century Gothic" fo:font-size="8pt" style:font-size-asian="8pt" style:font-size-complex="8pt"/>
    </style:style>
    <style:style style:name="T282" style:parent-style-name="DefaultParagraphFont" style:family="text">
      <style:text-properties style:font-name="Century Gothic" fo:font-size="8pt" style:font-size-asian="8pt" style:font-size-complex="8pt"/>
    </style:style>
    <style:style style:name="P283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4" style:parent-style-name="DefaultParagraphFont" style:family="text">
      <style:text-properties style:font-name="Century Gothic" fo:font-size="8pt" style:font-size-asian="8pt" style:font-size-complex="8pt"/>
    </style:style>
    <style:style style:name="P285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6" style:parent-style-name="DefaultParagraphFont" style:family="text">
      <style:text-properties style:font-name="Century Gothic" fo:font-size="8pt" style:font-size-asian="8pt" style:font-size-complex="8pt"/>
    </style:style>
    <style:style style:name="P287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88" style:parent-style-name="DefaultParagraphFont" style:family="text">
      <style:text-properties style:font-name="Century Gothic" fo:font-size="8pt" style:font-size-asian="8pt" style:font-size-complex="8pt"/>
    </style:style>
    <style:style style:name="P289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90" style:parent-style-name="DefaultParagraphFont" style:family="text">
      <style:text-properties style:font-name="Century Gothic" fo:font-size="8pt" style:font-size-asian="8pt" style:font-size-complex="8pt"/>
    </style:style>
    <style:style style:name="P291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92" style:parent-style-name="DefaultParagraphFont" style:family="text">
      <style:text-properties style:font-name="Century Gothic" fo:font-size="8pt" style:font-size-asian="8pt" style:font-size-complex="8pt"/>
    </style:style>
    <style:style style:name="P293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94" style:parent-style-name="DefaultParagraphFont" style:family="text">
      <style:text-properties style:font-name="Century Gothic" fo:font-size="8pt" style:font-size-asian="8pt" style:font-size-complex="8pt"/>
    </style:style>
    <style:style style:name="P295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96" style:parent-style-name="DefaultParagraphFont" style:family="text">
      <style:text-properties style:font-name="Century Gothic" fo:font-size="8pt" style:font-size-asian="8pt" style:font-size-complex="8pt"/>
    </style:style>
    <style:style style:name="T297" style:parent-style-name="DefaultParagraphFont" style:family="text">
      <style:text-properties style:font-name="Century Gothic" fo:font-size="8pt" style:font-size-asian="8pt" style:font-size-complex="8pt"/>
    </style:style>
    <style:style style:name="P298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299" style:parent-style-name="DefaultParagraphFont" style:family="text">
      <style:text-properties style:font-name="Century Gothic" fo:font-size="8pt" style:font-size-asian="8pt" style:font-size-complex="8pt"/>
    </style:style>
    <style:style style:name="P300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301" style:parent-style-name="DefaultParagraphFont" style:family="text">
      <style:text-properties style:font-name="Century Gothic" fo:font-size="8pt" style:font-size-asian="8pt" style:font-size-complex="8pt"/>
    </style:style>
    <style:style style:name="P302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303" style:parent-style-name="DefaultParagraphFont" style:family="text">
      <style:text-properties style:font-name="Century Gothic" fo:font-size="8pt" style:font-size-asian="8pt" style:font-size-complex="8pt"/>
    </style:style>
    <style:style style:name="P304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305" style:parent-style-name="DefaultParagraphFont" style:family="text">
      <style:text-properties style:font-name="Century Gothic" fo:font-size="8pt" style:font-size-asian="8pt" style:font-size-complex="8pt"/>
    </style:style>
    <style:style style:name="P306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307" style:parent-style-name="DefaultParagraphFont" style:family="text">
      <style:text-properties style:font-name="Century Gothic" fo:font-size="8pt" style:font-size-asian="8pt" style:font-size-complex="8pt"/>
    </style:style>
    <style:style style:name="P308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309" style:parent-style-name="DefaultParagraphFont" style:family="text">
      <style:text-properties style:font-name="Century Gothic" fo:font-size="8pt" style:font-size-asian="8pt" style:font-size-complex="8pt"/>
    </style:style>
    <style:style style:name="T310" style:parent-style-name="DefaultParagraphFont" style:family="text">
      <style:text-properties style:font-name="Century Gothic" fo:font-size="8pt" style:font-size-asian="8pt" style:font-size-complex="8pt"/>
    </style:style>
    <style:style style:name="P311" style:parent-style-name="ListParagraph" style:list-style-name="LFO19" style:family="paragraph">
      <style:paragraph-properties fo:text-align="start" fo:margin-left="0.1875in" fo:margin-right="-0.5625in" fo:text-indent="0.125in">
        <style:tab-stops>
          <style:tab-stop style:type="left" style:position="0.5625in"/>
        </style:tab-stops>
      </style:paragraph-properties>
    </style:style>
    <style:style style:name="T312" style:parent-style-name="DefaultParagraphFont" style:family="text">
      <style:text-properties style:font-name="Century Gothic" fo:font-size="8pt" style:font-size-asian="8pt" style:font-size-complex="8pt"/>
    </style:style>
    <style:style style:name="P313" style:parent-style-name="Normal" style:family="paragraph">
      <style:paragraph-properties fo:text-align="start" fo:margin-right="-0.5625in">
        <style:tab-stops>
          <style:tab-stop style:type="left" style:position="0.75in"/>
        </style:tab-stops>
      </style:paragraph-properties>
      <style:text-properties style:font-name="Century Gothic" fo:font-size="8pt" style:font-size-asian="8pt" style:font-size-complex="8pt"/>
    </style:style>
    <style:style style:name="P314" style:parent-style-name="Normal" style:family="paragraph">
      <style:paragraph-properties fo:text-align="start" fo:margin-right="-0.5625in">
        <style:tab-stops>
          <style:tab-stop style:type="left" style:position="0.75in"/>
        </style:tab-stops>
      </style:paragraph-properties>
      <style:text-properties style:font-name="Century Gothic" fo:font-size="8pt" style:font-size-asian="8pt" style:font-size-complex="8pt"/>
    </style:style>
    <style:style style:name="P315" style:parent-style-name="Normal" style:family="paragraph">
      <style:paragraph-properties fo:text-align="start" fo:margin-right="-0.5625in">
        <style:tab-stops>
          <style:tab-stop style:type="left" style:position="0.75in"/>
        </style:tab-stops>
      </style:paragraph-properties>
      <style:text-properties style:font-name="Century Gothic" fo:font-size="8pt" style:font-size-asian="8pt" style:font-size-complex="8pt"/>
    </style:style>
    <style:style style:name="P316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17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18" style:parent-style-name="DefaultParagraphFont" style:family="text">
      <style:text-properties style:font-name="Century Gothic" fo:font-size="8pt" style:font-size-asian="8pt" style:font-size-complex="8pt"/>
    </style:style>
    <style:style style:name="P319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20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21" style:parent-style-name="DefaultParagraphFont" style:family="text">
      <style:text-properties style:font-name="Century Gothic" fo:font-size="8pt" style:font-size-asian="8pt" style:font-size-complex="8pt"/>
    </style:style>
    <style:style style:name="P322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23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24" style:parent-style-name="DefaultParagraphFont" style:family="text">
      <style:text-properties style:font-name="Century Gothic" fo:font-size="8pt" style:font-size-asian="8pt" style:font-size-complex="8pt"/>
    </style:style>
    <style:style style:name="P325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26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27" style:parent-style-name="DefaultParagraphFont" style:family="text">
      <style:text-properties style:font-name="Century Gothic" fo:font-size="8pt" style:font-size-asian="8pt" style:font-size-complex="8pt"/>
    </style:style>
    <style:style style:name="P328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29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30" style:parent-style-name="DefaultParagraphFont" style:family="text">
      <style:text-properties style:font-name="Century Gothic" fo:font-size="8pt" style:font-size-asian="8pt" style:font-size-complex="8pt"/>
    </style:style>
    <style:style style:name="P331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32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3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34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35" style:parent-style-name="DefaultParagraphFont" style:family="text">
      <style:text-properties style:font-name="Century Gothic" fo:font-size="8pt" style:font-size-asian="8pt" style:font-size-complex="8pt"/>
    </style:style>
    <style:style style:name="P336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37" style:parent-style-name="DefaultParagraphFont" style:family="text">
      <style:text-properties style:font-name="Apple Color Emoji" style:font-name-complex="Apple Color Emoji" fo:font-size="8pt" style:font-size-asian="8pt" style:font-size-complex="8pt"/>
    </style:style>
    <style:style style:name="T33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39" style:parent-style-name="DefaultParagraphFont" style:family="text">
      <style:text-properties style:font-name="Century Gothic" fo:font-size="8pt" style:font-size-asian="8pt" style:font-size-complex="8pt"/>
    </style:style>
    <style:style style:name="P340" style:parent-style-name="Normal" style:family="paragraph">
      <style:paragraph-properties fo:text-align="start" fo:margin-right="-0.5625in">
        <style:tab-stops>
          <style:tab-stop style:type="left" style:position="1.1875in"/>
        </style:tab-stops>
      </style:paragraph-properties>
      <style:text-properties style:font-name="Century Gothic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eries Sum:</text:p>
      <text:p text:style-name="P26"><text:span text:style-name="T27">Description: This program allows user to enter a number(x) and number of terms(n) to find the sum of a series of the form: <text:s text:c="2"/>(x/1!)+ (x</text:span><text:span text:style-name="T28">3</text:span><text:span text:style-name="T29">/2!)+ (x</text:span><text:span text:style-name="T30">5</text:span><text:span text:style-name="T31">/3!)+........+(x</text:span><text:span text:style-name="T32">2n-1</text:span><text:span text:style-name="T33">/n!)</text:span></text:p>
      <text:p text:style-name="P34"><text:span text:style-name="T35">Algorithm:</text:span></text:p>
      <text:p text:style-name="P36">Start of Class</text:p>
      <text:p text:style-name="P37">Algorithm for seriesum()</text:p>
      <text:list text:style-name="LFO1" text:continue-numbering="true">
        <text:list-item>
          <text:p text:style-name="P38">Start of constructor</text:p>
        </text:list-item>
        <text:list-item>
          <text:p text:style-name="P39">Initialise n=0</text:p>
        </text:list-item>
        <text:list-item>
          <text:p text:style-name="P40">Initialise x=0</text:p>
        </text:list-item>
        <text:list-item>
          <text:p text:style-name="P41">Initialise sum=0</text:p>
        </text:list-item>
        <text:list-item>
          <text:p text:style-name="P42">End of constructor</text:p>
        </text:list-item>
      </text:list>
      <text:p text:style-name="P43">Algorithm for int factorial(int n)</text:p>
      <text:list text:style-name="LFO2" text:continue-numbering="true">
        <text:list-item>
          <text:p text:style-name="P44">Start of int factorial(int n)</text:p>
        </text:list-item>
        <text:list-item>
          <text:p text:style-name="P45">Initialise int fact=1</text:p>
        </text:list-item>
        <text:list-item>
          <text:p text:style-name="P46">Start a for loop, int a=n, a&gt;0,<text:s/>decrementing a by 1 and repeat step 4</text:p>
        </text:list-item>
        <text:list-item>
          <text:p text:style-name="P47">Multiply fact by a and store it in itself</text:p>
        </text:list-item>
        <text:list-item>
          <text:p text:style-name="P48">End of for loop</text:p>
        </text:list-item>
        <text:list-item>
          <text:p text:style-name="P49">Return fact</text:p>
        </text:list-item>
        <text:list-item>
          <text:p text:style-name="P50">End of int factorial(int n)</text:p>
        </text:list-item>
      </text:list>
      <text:p text:style-name="P51"><text:span text:style-name="T52">Algorithm for double term(int p, int q)</text:span></text:p>
      <text:list text:style-name="LFO3" text:continue-numbering="true">
        <text:list-item>
          <text:p text:style-name="P53">Start of double term(int p, int q)</text:p>
        </text:list-item>
        <text:list-item>
          <text:p text:style-name="P54">Return p/factorial(q)(typecast it as double)</text:p>
        </text:list-item>
        <text:list-item>
          <text:p text:style-name="P55">End of double term(int p, int q)</text:p>
        </text:list-item>
      </text:list>
      <text:p text:style-name="P56">Algorithm for void accept()</text:p>
      <text:list text:style-name="LFO4" text:continue-numbering="true">
        <text:list-item>
          <text:p text:style-name="P57">Start of void accept()</text:p>
        </text:list-item>
        <text:list-item>
          <text:p text:style-name="P58">Take input and store it in ‘n’</text:p>
        </text:list-item>
        <text:list-item>
          <text:p text:style-name="P59">Take input and store it in ‘x’</text:p>
        </text:list-item>
        <text:list-item>
          <text:p text:style-name="P60">End of void accept()</text:p>
        </text:list-item>
      </text:list>
      <text:p text:style-name="P61">Algorithm for void calsum()</text:p>
      <text:list text:style-name="LFO5" text:continue-numbering="true">
        <text:list-item>
          <text:p text:style-name="P62">Start of void calsum()</text:p>
        </text:list-item>
        <text:list-item>
          <text:p text:style-name="P63">Initialise double sum=1</text:p>
        </text:list-item>
        <text:list-item>
          <text:p text:style-name="P64">Start a for loop, int i=1, I&lt;=n, incrementing a by 1 and repeat steps 3 to6</text:p>
        </text:list-item>
        <text:list-item>
          <text:p text:style-name="P65">Raise the power of x to the power 2*i-1 and store it in int p</text:p>
        </text:list-item>
        <text:list-item>
          <text:p text:style-name="P66">Store the value of i in int q</text:p>
        </text:list-item>
        <text:list-item>
          <text:p text:style-name="P67">Store the returned value from term(p,q) in double t</text:p>
        </text:list-item>
        <text:list-item>
          <text:p text:style-name="P68">Add all the terms to ‘sum’</text:p>
        </text:list-item>
        <text:list-item>
          <text:p text:style-name="P69">End of for loop</text:p>
        </text:list-item>
        <text:list-item>
          <text:p text:style-name="P70">End of<text:s/>void calsum()</text:p>
        </text:list-item>
      </text:list>
      <text:p text:style-name="P71">Algorithm for void display()</text:p>
      <text:list text:style-name="LFO6" text:continue-numbering="true">
        <text:list-item>
          <text:p text:style-name="P72">Start of void display()</text:p>
        </text:list-item>
        <text:list-item>
          <text:p text:style-name="P73">Print (sum)</text:p>
        </text:list-item>
        <text:list-item>
          <text:p text:style-name="P74">End of void display()</text:p>
        </text:list-item>
      </text:list>
      <text:p text:style-name="P75">Algorithm for main method</text:p>
      <text:list text:style-name="LFO7" text:continue-numbering="true">
        <text:list-item>
          <text:p text:style-name="P76">Start of main method</text:p>
        </text:list-item>
        <text:list-item>
          <text:p text:style-name="P77">Create an object</text:p>
        </text:list-item>
        <text:list-item>
          <text:p text:style-name="P78">Call void accept()</text:p>
        </text:list-item>
        <text:list-item>
          <text:p text:style-name="P79">Call void calsum()</text:p>
        </text:list-item>
        <text:list-item>
          <text:p text:style-name="P80">Call display()</text:p>
        </text:list-item>
        <text:list-item>
          <text:p text:style-name="P81">End of main method</text:p>
        </text:list-item>
      </text:list>
      <text:p text:style-name="P82">End of Class</text:p>
      <text:p text:style-name="P83"/>
      <text:p text:style-name="P84">Disarium Number:</text:p>
      <text:p text:style-name="P85">Description: A number which the sum of the digits which are raised to the power of its position equals the number itself is called a disarium number.</text:p>
      <text:p text:style-name="P86"><text:span text:style-name="T87">For example: For the number 135: 1</text:span><text:span text:style-name="T88">1<text:s/></text:span><text:span text:style-name="T89">+3</text:span><text:span text:style-name="T90">2</text:span><text:span text:style-name="T91"><text:s/>+5</text:span><text:span text:style-name="T92">3</text:span><text:span text:style-name="T93">=135, hence it is a disarium number</text:span></text:p>
      <text:p text:style-name="P94">Algorithm:</text:p>
      <text:p text:style-name="P95">Start of Class Disarium</text:p>
      <text:p text:style-name="P96">Algorithm for Disarium (int nn)</text:p>
      <text:list text:style-name="LFO8" text:continue-numbering="true">
        <text:list-item>
          <text:p text:style-name="P97"><text:s text:c="6"/>Start of constructor</text:p>
        </text:list-item>
        <text:list-item>
          <text:p text:style-name="P98"><text:s text:c="6"/>Initialise num=nn</text:p>
        </text:list-item>
        <text:list-item>
          <text:p text:style-name="P99"><text:s text:c="6"/>Initialise size=0</text:p>
        </text:list-item>
        <text:list-item>
          <text:p text:style-name="P100"><text:s text:c="6"/>End of constructor</text:p>
        </text:list-item>
      </text:list>
      <text:p text:style-name="P101">Algorithm for void countdigit()</text:p>
      <text:soft-page-break/>
      <text:list text:style-name="LFO9" text:continue-numbering="true">
        <text:list-item>
          <text:p text:style-name="P102"><text:s text:c="6"/>Start of void countdigit()</text:p>
        </text:list-item>
        <text:list-item>
          <text:p text:style-name="P103"><text:s text:c="6"/>Initialise int a=nn</text:p>
        </text:list-item>
        <text:list-item>
          <text:p text:style-name="P104"><text:s text:c="6"/>Start a for loop, int i=1, a&gt;0, incrementing i by 1 and repeat steps 4 to 5</text:p>
        </text:list-item>
        <text:list-item>
          <text:p text:style-name="P105"><text:s text:c="6"/>Divide a by 10</text:p>
        </text:list-item>
        <text:list-item>
          <text:p text:style-name="P106"><text:s text:c="6"/>Size=i</text:p>
        </text:list-item>
        <text:list-item>
          <text:p text:style-name="P107"><text:s text:c="6"/>End of for loop</text:p>
        </text:list-item>
        <text:list-item>
          <text:p text:style-name="P108"><text:s text:c="6"/>End of void countdigit()</text:p>
        </text:list-item>
      </text:list>
      <text:p text:style-name="P109">Algorithm for int sumofdigits(int n)</text:p>
      <text:list text:style-name="LFO10" text:continue-numbering="true">
        <text:list-item>
          <text:p text:style-name="P110">Start of int <text:s/>sumofdigits(int n)</text:p>
        </text:list-item>
        <text:list-item>
          <text:p text:style-name="P111">Initialise c=n and sum=0</text:p>
        </text:list-item>
        <text:list-item>
          <text:p text:style-name="P112">Start a for loop, int i=size, c&gt;0, decrementing i by 1 and repeat steps 4 to 7</text:p>
        </text:list-item>
        <text:list-item>
          <text:p text:style-name="P113">Store modulo of c by 10 and store it in int d</text:p>
        </text:list-item>
        <text:list-item>
          <text:p text:style-name="P114">Store power of d to the power i and store it in int e</text:p>
        </text:list-item>
        <text:list-item>
          <text:p text:style-name="P115">Divide c by 10</text:p>
        </text:list-item>
        <text:list-item>
          <text:p text:style-name="P116">Add all terms to sum</text:p>
        </text:list-item>
        <text:list-item>
          <text:p text:style-name="P117">End of for loop</text:p>
        </text:list-item>
        <text:list-item>
          <text:p text:style-name="P118">Return sum</text:p>
        </text:list-item>
        <text:list-item>
          <text:p text:style-name="P119">End of int <text:s/>sumofdigits(int n)</text:p>
        </text:list-item>
      </text:list>
      <text:p text:style-name="P120">Algorithm for void check()</text:p>
      <text:list text:style-name="LFO11" text:continue-numbering="true">
        <text:list-item>
          <text:p text:style-name="P121">Start of void check ()</text:p>
        </text:list-item>
        <text:list-item>
          <text:p text:style-name="P122">Store sumofdigits(num) in int sumf</text:p>
        </text:list-item>
        <text:list-item>
          <text:p text:style-name="P123">Using an if-else statement, check if sumf==num</text:p>
        </text:list-item>
        <text:list-item>
          <text:p text:style-name="P124">If sumf==num; print (“The number”+num+” is Disarium”)</text:p>
        </text:list-item>
        <text:list-item>
          <text:p text:style-name="P125">Else; print(“The number”+num+”is not Disarium”)</text:p>
        </text:list-item>
        <text:list-item>
          <text:p text:style-name="P126">End<text:s/>of for loop</text:p>
        </text:list-item>
        <text:list-item>
          <text:p text:style-name="P127">End of voidcheck()</text:p>
        </text:list-item>
      </text:list>
      <text:p text:style-name="P128">Algorithm for main method</text:p>
      <text:list text:style-name="LFO12" text:continue-numbering="true">
        <text:list-item>
          <text:p text:style-name="P129">Start of main method)</text:p>
        </text:list-item>
        <text:list-item>
          <text:p text:style-name="P130">Obtain input from user</text:p>
        </text:list-item>
        <text:list-item>
          <text:p text:style-name="P131">Create an object passing said input</text:p>
        </text:list-item>
        <text:list-item>
          <text:p text:style-name="P132">Call countdigit()</text:p>
        </text:list-item>
        <text:list-item>
          <text:p text:style-name="P133">Call ob.check()</text:p>
        </text:list-item>
        <text:list-item>
          <text:p text:style-name="P134">End of main method</text:p>
        </text:list-item>
      </text:list>
      <text:p text:style-name="P135">End of class Disarium</text:p>
      <text:p text:style-name="P136"/>
      <text:p text:style-name="P137"/>
      <text:p text:style-name="P138"/>
      <text:p text:style-name="P139">Stack:</text:p>
      <text:p text:style-name="P140">Description: It is a simple data<text:s/>structure which follows LIFO(last in first out) principle. The stack below is a String Stack</text:p>
      <text:p text:style-name="P141">Algorithm:</text:p>
      <text:p text:style-name="P142">Start of class</text:p>
      <text:p text:style-name="P143">Algorithm for Stack(int num)</text:p>
      <text:list text:style-name="LFO13" text:continue-numbering="true">
        <text:list-item>
          <text:p text:style-name="P144"><text:s text:c="6"/>Start of constructor</text:p>
        </text:list-item>
        <text:list-item>
          <text:p text:style-name="P145"><text:s text:c="6"/>Initialise n=num</text:p>
        </text:list-item>
        <text:list-item>
          <text:p text:style-name="P146"><text:s text:c="6"/>Initialise top=-1</text:p>
        </text:list-item>
        <text:list-item>
          <text:p text:style-name="P147"><text:s text:c="6"/>Initialise arr[]=new<text:s/>String[n]</text:p>
        </text:list-item>
        <text:list-item>
          <text:p text:style-name="P148"><text:s text:c="6"/>End of constructor</text:p>
        </text:list-item>
      </text:list>
      <text:p text:style-name="P149">Algorithm for void push(String str)</text:p>
      <text:list text:style-name="LFO14" text:continue-numbering="true">
        <text:list-item>
          <text:p text:style-name="P150"><text:s text:c="6"/>Start of void push(String str)</text:p>
        </text:list-item>
        <text:list-item>
          <text:p text:style-name="P151"><text:s text:c="6"/>If top is less than (n-1) Increment top<text:s/></text:p>
        </text:list-item>
        <text:list-item>
          <text:p text:style-name="P152"><text:s text:c="6"/>arr[top]=str</text:p>
        </text:list-item>
        <text:list-item>
          <text:p text:style-name="P153"><text:s text:c="6"/>Else, print(“Stack overflow”)</text:p>
        </text:list-item>
        <text:list-item>
          <text:p text:style-name="P154"><text:s text:c="6"/>End of void push(String str)</text:p>
        </text:list-item>
      </text:list>
      <text:p text:style-name="P155">Algorithm for void top()</text:p>
      <text:list text:style-name="LFO15" text:continue-numbering="true">
        <text:list-item>
          <text:p text:style-name="P156">Start of void top()</text:p>
        </text:list-item>
        <text:list-item>
          <text:p text:style-name="P157">If top is greater than -1,Print(arr[top])</text:p>
        </text:list-item>
        <text:list-item>
          <text:p text:style-name="P158">Else print(“Nothing”)</text:p>
        </text:list-item>
        <text:list-item>
          <text:p text:style-name="P159">End of void top()</text:p>
        </text:list-item>
      </text:list>
      <text:p text:style-name="P160">Algorithm for String pop()</text:p>
      <text:soft-page-break/>
      <text:list text:style-name="LFO16" text:continue-numbering="true">
        <text:list-item>
          <text:p text:style-name="P161">Start of String pop()</text:p>
        </text:list-item>
        <text:list-item>
          <text:p text:style-name="P162">If top is greater than -1 go to steps 3 to 6, skipping 7 to 8. Else, skip to step 7</text:p>
        </text:list-item>
        <text:list-item>
          <text:p text:style-name="P163">Put<text:s/>value of arr[top] in a temp variable</text:p>
        </text:list-item>
        <text:list-item>
          <text:p text:style-name="P164">Set value of arr[top]=null</text:p>
        </text:list-item>
        <text:list-item>
          <text:p text:style-name="P165">Decrement top by 1</text:p>
        </text:list-item>
        <text:list-item>
          <text:p text:style-name="P166">Return temp variable</text:p>
        </text:list-item>
        <text:list-item>
          <text:p text:style-name="P167">Print(“Underflow”)</text:p>
        </text:list-item>
        <text:list-item>
          <text:p text:style-name="P168">Return null</text:p>
        </text:list-item>
        <text:list-item>
          <text:p text:style-name="P169">End of String pop()</text:p>
        </text:list-item>
      </text:list>
      <text:p text:style-name="P170">Algorithm for main method</text:p>
      <text:list text:style-name="LFO17" text:continue-numbering="true">
        <text:list-item>
          <text:p text:style-name="P171">Start of main method)</text:p>
        </text:list-item>
        <text:list-item>
          <text:p text:style-name="P172">Obtain input from user</text:p>
        </text:list-item>
        <text:list-item>
          <text:p text:style-name="P173">Create an object passing said<text:s/>input</text:p>
        </text:list-item>
        <text:list-item>
          <text:p text:style-name="P174">Start a do-while loop, while(true)</text:p>
        </text:list-item>
        <text:list-item>
          <text:p text:style-name="P175">Obtain choice from user on stack operation</text:p>
        </text:list-item>
        <text:list-item>
          <text:p text:style-name="P176">Use a switch case operation to separate stack operations</text:p>
        </text:list-item>
        <text:list-item>
          <text:p text:style-name="P177">If choice is 1, obtain input on string to be pushed and store it in string s, then call ob.push(s)</text:p>
        </text:list-item>
        <text:list-item>
          <text:p text:style-name="P178">If choice is 2,<text:s/>obtain returned value using a string</text:p>
        </text:list-item>
        <text:list-item>
          <text:p text:style-name="P179">If choice is 3 <text:s/>all ob.top()</text:p>
        </text:list-item>
        <text:list-item>
          <text:p text:style-name="P180">Ask user to continue, if choice equals “n”, exit the program</text:p>
        </text:list-item>
        <text:list-item>
          <text:p text:style-name="P181">End of main method</text:p>
        </text:list-item>
      </text:list>
      <text:p text:style-name="P182">End of class</text:p>
      <text:p text:style-name="P183"/>
      <text:p text:style-name="P184"/>
      <text:p text:style-name="P185"/>
      <text:p text:style-name="P186"/>
      <text:p text:style-name="P187">ROT90:</text:p>
      <text:soft-page-break/>
      <text:p text:style-name="P188">Description: This program allows user to rotate a 2-D array by 90 degrees</text:p>
      <text:p text:style-name="P189">Start of<text:s/>class ROT90</text:p>
      <text:p text:style-name="P190">Algorithm:</text:p>
      <text:p text:style-name="P191">Start of class</text:p>
      <text:p text:style-name="P192"><text:span text:style-name="T193">Algorithm for main method</text:span></text:p>
      <text:list text:style-name="LFO18" text:continue-numbering="true">
        <text:list-item>
          <text:p text:style-name="P194"><text:span text:style-name="T195">Obtain input from user for size of 2-D array</text:span></text:p>
        </text:list-item>
        <text:list-item>
          <text:p text:style-name="P196"><text:span text:style-name="T197">Initialise the 2d array (arr[][])with row and column size s</text:span></text:p>
        </text:list-item>
        <text:list-item>
          <text:p text:style-name="P198"><text:span text:style-name="T199">Start a for loop, int i=0,i&lt;s,incrementing i by 1 and repeat step 4</text:span></text:p>
        </text:list-item>
        <text:list-item>
          <text:p text:style-name="P200"><text:span text:style-name="T201">Start a nested for<text:s/></text:span><text:span text:style-name="T202">loop, int j=0,j&lt;s,incrementing j by 1 and repeat step 5</text:span></text:p>
        </text:list-item>
        <text:list-item>
          <text:p text:style-name="P203"><text:span text:style-name="T204">Obtain input and put it in arr[i][j]</text:span></text:p>
        </text:list-item>
        <text:list-item>
          <text:p text:style-name="P205"><text:span text:style-name="T206">End of nested for loop</text:span></text:p>
        </text:list-item>
        <text:list-item>
          <text:p text:style-name="P207"><text:span text:style-name="T208">End of for loop</text:span></text:p>
        </text:list-item>
        <text:list-item>
          <text:p text:style-name="P209"><text:span text:style-name="T210">Start a for loop, int i=0,i&lt;s,incrementing i by 1 and repeat step 9 and 12</text:span></text:p>
        </text:list-item>
        <text:list-item>
          <text:p text:style-name="P211"><text:span text:style-name="T212">Start a nested for loop, int j=0,j&lt;s,incrementing</text:span><text:span text:style-name="T213"><text:s/>j by 1 and repeat step 10</text:span></text:p>
        </text:list-item>
        <text:list-item>
          <text:p text:style-name="P214"><text:span text:style-name="T215">Print(arr[i][j])</text:span></text:p>
        </text:list-item>
        <text:list-item>
          <text:p text:style-name="P216"><text:span text:style-name="T217">End of nested for loop</text:span></text:p>
        </text:list-item>
        <text:list-item>
          <text:p text:style-name="P218"><text:span text:style-name="T219">Print a blank line</text:span></text:p>
        </text:list-item>
        <text:list-item>
          <text:p text:style-name="P220"><text:span text:style-name="T221">End of for loop</text:span></text:p>
        </text:list-item>
        <text:list-item>
          <text:p text:style-name="P222"><text:span text:style-name="T223">Start a for loop, int i=0,i&lt;s,incrementing i by 1 and repeat step 15</text:span></text:p>
        </text:list-item>
        <text:list-item>
          <text:p text:style-name="P224"><text:span text:style-name="T225">Start a nested for loop, int j=0,j&lt;s,incrementing j by 1 and repeat step 16,17 and 18</text:span></text:p>
        </text:list-item>
        <text:list-item>
          <text:p text:style-name="P226"><text:span text:style-name="T227">Put value of arr[i][j] in a temp variable</text:span></text:p>
        </text:list-item>
        <text:list-item>
          <text:p text:style-name="P228"><text:span text:style-name="T229">Put value of arr[j][i] in arr[i][j]</text:span></text:p>
        </text:list-item>
        <text:list-item>
          <text:p text:style-name="P230"><text:span text:style-name="T231">Put value of temp in arr[j][i]</text:span></text:p>
        </text:list-item>
        <text:list-item>
          <text:p text:style-name="P232"><text:span text:style-name="T233">End of nested for loop</text:span></text:p>
        </text:list-item>
        <text:list-item>
          <text:p text:style-name="P234"><text:span text:style-name="T235">End of for loop</text:span></text:p>
        </text:list-item>
        <text:list-item>
          <text:p text:style-name="P236"><text:span text:style-name="T237">Start a for loop, int i=0,i&lt;s,incrementing i by 1 and repeat step 22 and 25</text:span></text:p>
        </text:list-item>
        <text:list-item>
          <text:p text:style-name="P238"><text:span text:style-name="T239">Start a nested for loop, int j=</text:span><text:span text:style-name="T240">0,j&lt;s,incrementing j by 1 and repeat step 23</text:span></text:p>
        </text:list-item>
        <text:list-item>
          <text:p text:style-name="P241"><text:span text:style-name="T242">Print(arr[i][j])</text:span></text:p>
        </text:list-item>
        <text:list-item>
          <text:p text:style-name="P243"><text:span text:style-name="T244">End of nested for loop</text:span></text:p>
        </text:list-item>
        <text:list-item>
          <text:p text:style-name="P245"><text:span text:style-name="T246">Print a blank line</text:span></text:p>
        </text:list-item>
        <text:list-item>
          <text:p text:style-name="P247"><text:span text:style-name="T248">End of for loop</text:span></text:p>
        </text:list-item>
        <text:list-item>
          <text:p text:style-name="P249"><text:span text:style-name="T250">End of main method</text:span></text:p>
        </text:list-item>
      </text:list>
      <text:p text:style-name="P251">End of class</text:p>
      <text:p text:style-name="P252"/>
      <text:p text:style-name="P253"/>
      <text:p text:style-name="P254"/>
      <text:p text:style-name="P255"/>
      <text:p text:style-name="P256"/>
      <text:p text:style-name="P257"/>
      <text:p text:style-name="P258">Saddlepoint</text:p>
      <text:p text:style-name="P259">Description: This program allows user to find a cell in the matrix which has the<text:s/>smallest value of it’s rows but the largest of its columns</text:p>
      <text:p text:style-name="P260">Start of class ROT90</text:p>
      <text:p text:style-name="P261">Algorithm:</text:p>
      <text:p text:style-name="P262">Start of class</text:p>
      <text:p text:style-name="P263"><text:span text:style-name="T264">Algorithm for main method</text:span></text:p>
      <text:list text:style-name="LFO19" text:continue-numbering="true">
        <text:list-item>
          <text:p text:style-name="P265"><text:span text:style-name="T266">Obtain input from user for size of 2-D array</text:span></text:p>
        </text:list-item>
        <text:list-item>
          <text:p text:style-name="P267"><text:span text:style-name="T268">Initialise the 2d array (arr[][])with row and column size ‘size’</text:span></text:p>
        </text:list-item>
        <text:list-item>
          <text:p text:style-name="P269"><text:span text:style-name="T270">Start a for<text:s/></text:span><text:span text:style-name="T271">loop, int i=0,i&lt;s,incrementing i by 1 and repeat step 4</text:span></text:p>
        </text:list-item>
        <text:list-item>
          <text:p text:style-name="P272"><text:span text:style-name="T273">Start a nested for loop, int j=0,j&lt;s,incrementing j by 1 and repeat step 5</text:span></text:p>
        </text:list-item>
        <text:list-item>
          <text:p text:style-name="P274"><text:span text:style-name="T275">Obtain input and put it in arr[i][j]</text:span></text:p>
        </text:list-item>
        <text:list-item>
          <text:p text:style-name="P276"><text:span text:style-name="T277">End of nested for loop</text:span></text:p>
        </text:list-item>
        <text:list-item>
          <text:p text:style-name="P278"><text:span text:style-name="T279">End of for loop</text:span></text:p>
        </text:list-item>
        <text:list-item>
          <text:p text:style-name="P280"><text:span text:style-name="T281">Initialise int min,max,x and initialise int flag=</text:span><text:span text:style-name="T282">0</text:span></text:p>
        </text:list-item>
        <text:list-item>
          <text:p text:style-name="P283"><text:span text:style-name="T284">Start a for loop int i =0,i&lt;size,i++ and repeat steps10,11,15,19,20</text:span></text:p>
        </text:list-item>
        <text:list-item>
          <text:p text:style-name="P285"><text:span text:style-name="T286">Put value of min as arr[i][0]</text:span></text:p>
        </text:list-item>
        <text:list-item>
          <text:p text:style-name="P287"><text:span text:style-name="T288">Put x=0</text:span></text:p>
        </text:list-item>
        <text:list-item>
          <text:p text:style-name="P289"><text:span text:style-name="T290">Start a for nested loop int j =0,j&lt;size,j++ and repeat step 13</text:span></text:p>
        </text:list-item>
        <text:list-item>
          <text:p text:style-name="P291"><text:span text:style-name="T292">If arr[i][j]&lt;min, put value of arr[i][j] in min and put x=j</text:span></text:p>
        </text:list-item>
        <text:list-item>
          <text:p text:style-name="P293"><text:span text:style-name="T294">End the nested for loop</text:span></text:p>
        </text:list-item>
        <text:list-item>
          <text:p text:style-name="P295"><text:span text:style-name="T296">P</text:span><text:span text:style-name="T297">ut value of max= arr[0][x]</text:span></text:p>
        </text:list-item>
        <text:list-item>
          <text:p text:style-name="P298"><text:span text:style-name="T299">Start a nested for loop int k =0,k&lt;size,k++ and repeat steps 17</text:span></text:p>
        </text:list-item>
        <text:list-item>
          <text:p text:style-name="P300"><text:span text:style-name="T301">If arr[k][x]&gt;max, put value of arr[k][x] in max<text:s/></text:span></text:p>
        </text:list-item>
        <text:list-item>
          <text:p text:style-name="P302"><text:span text:style-name="T303">End the nested for loop</text:span></text:p>
        </text:list-item>
        <text:list-item>
          <text:p text:style-name="P304"><text:span text:style-name="T305">If max==min, flag=1 and Print(“Saddle is”+max)</text:span></text:p>
        </text:list-item>
        <text:list-item>
          <text:p text:style-name="P306"><text:span text:style-name="T307">If flag=0,Print(“No Saddle Point”)</text:span></text:p>
        </text:list-item>
        <text:list-item>
          <text:p text:style-name="P308"><text:span text:style-name="T309">End the<text:s/></text:span><text:span text:style-name="T310">for loop</text:span></text:p>
        </text:list-item>
        <text:list-item>
          <text:p text:style-name="P311"><text:span text:style-name="T312">End of main method</text:span></text:p>
        </text:list-item>
      </text:list>
      <text:p text:style-name="P313">End of class</text:p>
      <text:p text:style-name="P314"/>
      <text:p text:style-name="P315"/>
      <text:p text:style-name="P316"><text:span text:style-name="T317">👋</text:span><text:span text:style-name="T318"><text:s/>Hi, I’m @aarushinair - Aarushi Nair (she/her/ella)</text:span></text:p>
      <text:p text:style-name="P319"><text:span text:style-name="T320">👀</text:span><text:span text:style-name="T321"><text:s/>I’m a Computer Science Engineering Student</text:span></text:p>
      <text:p text:style-name="P322"><text:span text:style-name="T323">💞</text:span><text:span text:style-name="T324">️ I’m looking to collaborate on #java, #python, #R, #applicationdevelopment</text:span></text:p>
      <text:p text:style-name="P325"><text:span text:style-name="T326">🌱</text:span><text:span text:style-name="T327"><text:s/>#GirlsWhoCode #WomenInTech #WomenInIT #WomenInSTEM #CyberSecurity #QuantumComputing #BlockChain #AI #ML</text:span></text:p>
      <text:p text:style-name="P328"><text:span text:style-name="T329">📫</text:span><text:span text:style-name="T330"><text:s/>How to reach me: https://www.linkedin.com/in/aarushinair/</text:span></text:p>
      <text:p text:style-name="P331"><text:span text:style-name="T332">👩</text:span><text:span text:style-name="T333">‍</text:span><text:span text:style-name="T334">🏫</text:span><text:span text:style-name="T335"><text:s/>YouTube Channel - Code with Aarushi : https://www.youtube.com/channel/UCKj5T1ELHCmkGKujkpqtl7Q</text:span></text:p>
      <text:p text:style-name="P336"><text:span text:style-name="T337">🙋</text:span><text:span text:style-name="T338">‍</text:span><text:span text:style-name="T339"><text:s/>Follow me on Twitter: https://twitter.com/aarushinair_</text:span></text:p>
      <text:p text:style-name="P3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 svg:panose-1="0 0 0 0 0 0 0 0 0 0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00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GB"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fo:font-size="11pt" style:font-size-asian="11pt" style:font-size-complex="11pt" fo:language="en" fo:country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 style:font-size-complex="11pt"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 style:font-size-complex="11pt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8LVL1" style:family="text">
      <style:text-properties fo:font-size="8pt" style:font-size-asian="8pt" style:font-size-complex="8pt"/>
    </style:style>
    <style:style style:name="WW_CharLFO19LVL1" style:family="text">
      <style:text-properties fo:font-size="8pt" style:font-size-asian="8pt" style:font-size-complex="8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text:style-name="WW_CharLFO18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text:style-name="WW_CharLFO19LVL1" style:num-suffix=")" style:num-format="1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625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88in"/>
      </style:header-style>
      <style:footer-style>
        <style:header-footer-properties style:dynamic-spacing="true" fo:min-height="0.4708in"/>
      </style:footer-style>
    </style:page-layout>
    <style:style style:name="P2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3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4" style:parent-style-name="DefaultParagraphFont" style:family="text">
      <style:text-properties style:font-name="Century Gothic" fo:font-size="4pt" style:font-size-asian="4pt" style:font-size-complex="8pt"/>
    </style:style>
    <style:style style:name="P5" style:parent-style-name="Normal" style:family="paragraph">
      <style:paragraph-properties fo:text-align="center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6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7" style:parent-style-name="DefaultParagraphFont" style:family="text">
      <style:text-properties style:font-name="Century Gothic" fo:font-size="4pt" style:font-size-asian="4pt" style:font-size-complex="8pt"/>
    </style:style>
    <style:style style:name="P8" style:parent-style-name="Normal" style:family="paragraph">
      <style:paragraph-properties fo:text-align="end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9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10" style:parent-style-name="DefaultParagraphFont" style:family="text">
      <style:text-properties style:font-name="Century Gothic" fo:font-size="4pt" style:font-size-asian="4pt" style:font-size-complex="8pt"/>
    </style:style>
    <style:style style:name="P11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12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13" style:parent-style-name="DefaultParagraphFont" style:family="text">
      <style:text-properties style:font-name="Century Gothic" fo:font-size="4pt" style:font-size-asian="4pt" style:font-size-complex="8pt"/>
    </style:style>
    <style:style style:name="P14" style:parent-style-name="Normal" style:family="paragraph">
      <style:paragraph-properties fo:text-align="start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15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16" style:parent-style-name="DefaultParagraphFont" style:family="text">
      <style:text-properties style:font-name="Century Gothic" fo:font-size="4pt" style:font-size-asian="4pt" style:font-size-complex="8pt"/>
    </style:style>
    <style:style style:name="P17" style:parent-style-name="Normal" style:family="paragraph">
      <style:paragraph-properties fo:text-align="center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18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19" style:parent-style-name="DefaultParagraphFont" style:family="text">
      <style:text-properties style:font-name="Arial" style:font-name-complex="Arial" fo:font-size="4pt" style:font-size-asian="4pt" style:font-size-complex="8pt"/>
    </style:style>
    <style:style style:name="T20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21" style:parent-style-name="DefaultParagraphFont" style:family="text">
      <style:text-properties style:font-name="Century Gothic" fo:font-size="4pt" style:font-size-asian="4pt" style:font-size-complex="8pt"/>
    </style:style>
    <style:style style:name="P22" style:parent-style-name="Normal" style:family="paragraph">
      <style:paragraph-properties fo:text-align="end" fo:margin-bottom="0in" fo:line-height="100%" fo:margin-right="-0.5631in">
        <style:tab-stops>
          <style:tab-stop style:type="left" style:position="0.75in"/>
        </style:tab-stops>
      </style:paragraph-properties>
    </style:style>
    <style:style style:name="T23" style:parent-style-name="DefaultParagraphFont" style:family="text">
      <style:text-properties style:font-name="Apple Color Emoji" style:font-name-complex="Apple Color Emoji" fo:font-size="4pt" style:font-size-asian="4pt" style:font-size-complex="8pt"/>
    </style:style>
    <style:style style:name="T24" style:parent-style-name="DefaultParagraphFont" style:family="text">
      <style:text-properties style:font-name="Arial" style:font-name-complex="Arial" fo:font-size="4pt" style:font-size-asian="4pt" style:font-size-complex="8pt"/>
    </style:style>
    <style:style style:name="T25" style:parent-style-name="DefaultParagraphFont" style:family="text">
      <style:text-properties style:font-name="Century Gothic" fo:font-size="4pt" style:font-size-asian="4pt" style:font-size-complex="8pt"/>
    </style:style>
  </office:automatic-styles>
  <office:master-styles>
    <style:master-page style:name="MP0" style:page-layout-name="PL0">
      <style:header>
        <text:p text:style-name="P2"><text:span text:style-name="T3">👋</text:span><text:span text:style-name="T4"><text:s/>Hi, I’m @aarushinair - Aarushi Nair (she/her/ella)</text:span></text:p>
        <text:p text:style-name="P5"><text:span text:style-name="T6">👀</text:span><text:span text:style-name="T7"><text:s/>I’m a Computer Science Engineering Student</text:span></text:p>
        <text:p text:style-name="P8"><text:span text:style-name="T9">💞</text:span><text:span text:style-name="T10">️ I’m looking to collaborate on #java, #python, #R, #applicationdevelopment</text:span></text:p>
        <text:p text:style-name="P11"><text:span text:style-name="T12">🌱</text:span><text:span text:style-name="T13"><text:s/>#GirlsWhoCode #WomenInTech #WomenInIT #WomenInSTEM #CyberSecurity #QuantumComputing #BlockChain #AI #ML</text:span></text:p>
      </style:header>
      <style:footer>
        <text:p text:style-name="P14"><text:span text:style-name="T15">📫</text:span><text:span text:style-name="T16"><text:s/>How to reach me: https://www.linkedin.com/in/aarushinair/</text:span></text:p>
        <text:p text:style-name="P17"><text:span text:style-name="T18">👩</text:span><text:span text:style-name="T19">‍</text:span><text:span text:style-name="T20">🏫</text:span><text:span text:style-name="T21"><text:s/>YouTube Channel - Code with Aarushi : https://www.youtube.com/channel/UCKj5T1ELHCmkGKujkpqtl7Q</text:span></text:p>
        <text:p text:style-name="P22"><text:span text:style-name="T23">🙋</text:span><text:span text:style-name="T24">‍</text:span><text:span text:style-name="T25"><text:s/>Follow me on Twitter: https://twitter.com/aarushinair_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AA</meta:initial-creator>
    <dc:creator>Aneesh Nair</dc:creator>
    <meta:creation-date>2021-07-28T16:47:00Z</meta:creation-date>
    <dc:date>2021-07-29T16:21:00Z</dc:date>
    <meta:template xlink:href="Normal.dotm" xlink:type="simple"/>
    <meta:editing-cycles>3</meta:editing-cycles>
    <meta:editing-duration>PT240S</meta:editing-duration>
    <meta:document-statistic meta:page-count="8" meta:paragraph-count="14" meta:word-count="1098" meta:character-count="7347" meta:row-count="52" meta:non-whitespace-character-count="6263"/>
  </office:meta>
</office:document-meta>
</file>